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accompanying me here.</text:p>
          </table:table-cell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 office:value-type="string">
            <text:p>I think this apparatus will be more than
enough to get started on the development.</text:p>
          </table:table-cell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Let's do our best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're you gonna let us know when you've
finished work on the Antidooote?</text:p>
          </table:table-cell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ll have a messenger deliver the news.</text:p>
          </table:table-cell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hat should we do while Lumii's busy
with this?</text:p>
          </table:table-cell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were always planning to go to the
castle to talk strategy, so why don't we
go back to 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enemy will probably have noticed that
Lumii-san has disappeared by now, so who
knows what they could be planning?</text:p>
          </table:table-cell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back to the castle again...</text:p>
          </table:table-cell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 office:value-type="string">
            <text:p>Messenger
"Th-There's an emergency! Please come with
me at once!!"</text:p>
          </table:table-cell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could ever have you in such a panic...?!</text:p>
          </table:table-cell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 office:value-type="string">
            <text:p>Messenger
"The Heavenly Palace, the Heavenly Palace is
under attack by White Carat!!"</text:p>
          </table:table-cell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y is White Carat attacking the...?!</text:p>
          </table:table-cell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 office:value-type="string">
            <text:p>Messenger
"I don't have the details, but she's displayed
incredible power in sending the guards
flying ten meters away..."</text:p>
          </table:table-cell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unds like the situation's out of control...</text:p>
          </table:table-cell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 office:value-type="string">
            <text:p>Messenger
"Apparently, she is enveloped in a sinister blue
aura and in a state of frenzy! Her power could
probably blow guards thirty meters away...!"</text:p>
          </table:table-cell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sounds like a manaphylactic state to me...</text:p>
          </table:table-cell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 office:value-type="string">
            <text:p>What's more, the Spell Enchanter would have
given her total control of her power...</text:p>
          </table:table-cell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terrifying...!</text:p>
          </table:table-cell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Heavenly Palace is the Mecca of Seraphia.</text:p>
          </table:table-cell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 office:value-type="string">
            <text:p>If she manages to lay siege to it, then we
won't be able to stop her.</text:p>
          </table:table-cell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, we need to go now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 probably don't need to ask, but
you won't be able to finish the antidote in
time... right?</text:p>
          </table:table-cell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ve already established the refining process,
but at this stage it won't be possible to
deliver the antidote.</text:p>
          </table:table-cell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 office:value-type="string">
            <text:p>But, the situation being what it is, I will
let you know as soon as I've finished
formulating the reagent.</text:p>
          </table:table-cell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top priority is getting to the scene.
Let's go.</text:p>
          </table:table-cell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don't know what White Carat is planning by
attacking the Heavenly Palace, but it's clear
that you have to stop her.</text:p>
          </table:table-cell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 office:value-type="string">
            <text:p>I'll notify you as soon as I've completed the
formulation of the antidote, so you focus
on buying time at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 office:value-type="string">
            <text:p>Wanna move to the village of Ento outside
the Heavenly Palace?</text:p>
          </table:table-cell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4T10:56:11+02:00</meta:creation-date>
    <dc:date>2020-04-04T10:5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